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SumByPrefTask.reportSumByPrefix( List taskSta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RepSumByPrefTask.RepSumByPref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SumByPrefTask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SumByPrefTask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SumByPref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